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gradient" draw:fill-color="#ffff66" draw:fill-gradient-name="Gradient_20_10" draw:opacity="50%" draw:textarea-horizontal-align="justify" draw:textarea-vertical-align="middle" draw:auto-grow-height="false" draw:shadow-offset-x="0.305cm" draw:shadow-offset-y="0.305cm" draw:shadow-opacity="50%"/>
    </style:style>
    <style:style style:name="gr2" style:family="graphic" style:parent-style-name="standard">
      <style:graphic-properties draw:fill="gradient" draw:fill-color="#99ccff" draw:fill-gradient-name="Gradient_20_9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family="'Times New Roman'" style:font-family-generic="roman" style:font-pitch="variable" fo:font-size="10pt"/>
    </style:style>
    <style:style style:name="P3" style:family="paragraph">
      <style:paragraph-properties fo:margin-left="0cm" fo:margin-right="0cm" fo:text-align="start" fo:text-indent="0cm"/>
      <style:text-properties fo:font-size="11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12pt" fo:font-weight="bold"/>
    </style:style>
    <style:style style:name="T1" style:family="text">
      <style:text-properties fo:font-size="10pt"/>
    </style:style>
    <style:style style:name="T2" style:family="text">
      <style:text-properties fo:font-size="1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2.7cm" svg:height="4.445cm" svg:x="8.62cm" svg:y="2.135cm">
          <text:p text:style-name="P1"><text:span text:style-name="T1">import module namespace</text:span></text:p>
          <text:p text:style-name="P1"><text:span text:style-name="T1"><text:s text:c="4"/></text:span><text:span text:style-name="T1">ex = “</text:span><text:span text:style-name="T1"><text:a xlink:href="http://example.com/MyMath">http://example.com/MyMath</text:a></text:span><text:span text:style-name="T1">” at “myMath.xq”;</text:span></text:p>
          <text:p text:style-name="P1"><text:span text:style-name="T1"/></text:p>
          <text:p text:style-name="P1"><text:span text:style-name="T1">declare function local:myFunction($arg as element(x:p)+) as xs:string</text:span></text:p>
          <text:p text:style-name="P1"><text:span text:style-name="T1">{</text:span></text:p>
          <text:p text:style-name="P1"><text:span text:style-name="T1"><text:s text:c="4"/>“</text:span><text:span text:style-name="T1">The function body”</text:span><text:span text:style-name="T1"><text:line-break/></text:span><text:span text:style-name="T1">};</text:span></text:p>
          <text:p text:style-name="P1"><text:span text:style-name="T1"/></text:p>
          <text:p text:style-name="P1"><text:span text:style-name="T1">“</text:span><text:span text:style-name="T1">This is the query body”,</text:span></text:p>
          <text:p text:style-name="P1"><text:span text:style-name="T1">ex:pi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3" draw:layer="layout" svg:width="12.7cm" svg:height="1.696cm" svg:x="8.62cm" svg:y="7.85cm">
          <text:p text:style-name="P1"><text:span text:style-name="T1">module namespace ex = “</text:span><text:span text:style-name="T1"><text:a xlink:href="http://example.com/MyMath">http://example.com/MyMath</text:a></text:span><text:span text:style-name="T1">”;</text:span></text:p>
          <text:p text:style-name="P1"><text:span text:style-name="T1">declare variable $tt:pi as xs:decimal := 3.14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0.001cm" svg:height="3.175cm" svg:x="8.62cm" svg:y="2.135cm">
          <text:p text:style-name="P5"/>
          <draw:enhanced-geometry svg:viewBox="0 0 21600 21600" draw:glue-points="21600 0 0 10800 21600 21600" draw:text-areas="13800 ?f9 21600 ?f10" draw:type="left-brace" draw:modifiers="1800 15145.843828715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4" draw:layer="layout" svg:width="0.635cm" svg:height="2.875cm" svg:x="7.85cm" svg:y="2.235cm">
          <text:p text:style-name="P5"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6" draw:layer="layout" svg:width="2.902cm" svg:height="0.738cm" svg:x="8.693cm" svg:y="1.297cm">
          <draw:text-box>
            <text:p text:style-name="P5"><text:span text:style-name="T2">myQuery.xq</text:span></text:p>
          </draw:text-box>
        </draw:frame>
        <draw:frame draw:style-name="gr4" draw:text-style-name="P6" draw:layer="layout" svg:width="2.703cm" svg:height="0.738cm" svg:x="8.62cm" svg:y="7.015cm">
          <draw:text-box>
            <text:p text:style-name="P5"><text:span text:style-name="T2">myMath.xq</text:span></text:p>
          </draw:text-box>
        </draw:frame>
        <draw:custom-shape draw:style-name="gr3" draw:text-style-name="P4" draw:layer="layout" svg:width="0.635cm" svg:height="1.179cm" svg:x="7.851cm" svg:y="5.336cm">
          <text:p text:style-name="P5"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6" draw:layer="layout" svg:width="3.08cm" svg:height="0.738cm" svg:x="4.87cm" svg:y="3.24cm">
          <draw:text-box>
            <text:p text:style-name="P5"><text:span text:style-name="T2">query prolog</text:span></text:p>
          </draw:text-box>
        </draw:frame>
        <draw:frame draw:style-name="gr4" draw:text-style-name="P6" draw:layer="layout" svg:width="2.763cm" svg:height="0.738cm" svg:x="5.165cm" svg:y="5.545cm">
          <draw:text-box>
            <text:p text:style-name="P5"><text:span text:style-name="T2">query body</text:span></text:p>
          </draw:text-box>
        </draw:frame>
        <draw:frame draw:style-name="gr4" draw:text-style-name="P6" draw:layer="layout" svg:width="3.08cm" svg:height="0.738cm" svg:x="4.87cm" svg:y="8.34cm">
          <draw:text-box>
            <text:p text:style-name="P5"><text:span text:style-name="T2">query prolog</text:span></text:p>
          </draw:text-box>
        </draw:frame>
        <draw:custom-shape draw:style-name="gr3" draw:text-style-name="P4" draw:layer="layout" svg:width="0.635cm" svg:height="1.373cm" svg:x="7.852cm" svg:y="8.037cm">
          <text:p text:style-name="P5"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5" draw:text-style-name="P4" draw:layer="layout" svg:x1="17.51cm" svg:y1="2.905cm" svg:x2="23.225cm" svg:y2="2.905cm">
          <text:p text:style-name="P5"/>
        </draw:line>
        <draw:line draw:style-name="gr5" draw:text-style-name="P4" draw:layer="layout" svg:x1="23.225cm" svg:y1="2.905cm" svg:x2="23.225cm" svg:y2="8.62cm">
          <text:p text:style-name="P5"/>
        </draw:line>
        <draw:line draw:style-name="gr6" draw:text-style-name="P4" draw:layer="layout" svg:x1="23.225cm" svg:y1="8.62cm" svg:x2="21.32cm" svg:y2="8.62cm">
          <text:p text:style-name="P5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0" draw:display-name="Gradient 10" draw:style="axial" draw:start-color="#e6ff00" draw:end-color="#ffffff" draw:start-intensity="100%" draw:end-intensity="100%" draw:angle="0" draw:border="0%"/>
    <draw:gradient draw:name="Gradient_20_9" draw:display-name="Gradient 9" draw:style="axial" draw:start-color="#00cccc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7-10-26T14:24:29</meta:creation-date>
    <dc:date>2007-10-26T15:54:48</dc:date>
    <dc:language>en-US</dc:language>
    <meta:editing-cycles>6</meta:editing-cycles>
    <meta:editing-duration>PT1H15M9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